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17.24cm" fo:margin-left="0.355cm" table:align="left"/>
    </style:style>
    <style:style style:name="Tabela1.A" style:family="table-column">
      <style:table-column-properties style:column-width="7.964cm"/>
    </style:style>
    <style:style style:name="Tabela1.B" style:family="table-column">
      <style:table-column-properties style:column-width="5.027cm"/>
    </style:style>
    <style:style style:name="Tabela1.C" style:family="table-column">
      <style:table-column-properties style:column-width="4.249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Arial1" officeooo:rsid="00052485" officeooo:paragraph-rsid="00052485"/>
    </style:style>
    <style:style style:name="P2" style:family="paragraph" style:parent-style-name="Standard">
      <style:paragraph-properties fo:line-height="150%" fo:text-align="justify" style:justify-single-word="false"/>
      <style:text-properties style:font-name="Arial1" officeooo:rsid="00052485" officeooo:paragraph-rsid="0003edba"/>
    </style:style>
    <style:style style:name="P3" style:family="paragraph" style:parent-style-name="Standard">
      <style:paragraph-properties fo:line-height="150%" fo:text-align="justify" style:justify-single-word="false"/>
      <style:text-properties style:font-name="Arial1" officeooo:rsid="001f0ba0" officeooo:paragraph-rsid="001f0ba0"/>
    </style:style>
    <style:style style:name="P4" style:family="paragraph" style:parent-style-name="Standard">
      <style:paragraph-properties fo:line-height="150%" fo:text-align="justify" style:justify-single-word="false"/>
      <style:text-properties style:font-name="Arial1" officeooo:rsid="001f0ba0" officeooo:paragraph-rsid="00203a22"/>
    </style:style>
    <style:style style:name="P5" style:family="paragraph" style:parent-style-name="Standard">
      <style:paragraph-properties fo:line-height="150%" fo:text-align="justify" style:justify-single-word="false"/>
      <style:text-properties style:font-name="Arial1" officeooo:rsid="001f0ba0" officeooo:paragraph-rsid="00243f1d"/>
    </style:style>
    <style:style style:name="P6" style:family="paragraph" style:parent-style-name="Standard">
      <style:paragraph-properties fo:line-height="150%" fo:text-align="justify" style:justify-single-word="false"/>
      <style:text-properties style:font-name="Arial1" officeooo:rsid="001a097d" officeooo:paragraph-rsid="001a097d"/>
    </style:style>
    <style:style style:name="P7" style:family="paragraph" style:parent-style-name="Standard">
      <style:paragraph-properties fo:line-height="150%" fo:text-align="justify" style:justify-single-word="false"/>
      <style:text-properties style:font-name="Arial1" officeooo:rsid="00203a22" officeooo:paragraph-rsid="0022441d"/>
    </style:style>
    <style:style style:name="P8" style:family="paragraph" style:parent-style-name="Standard">
      <style:paragraph-properties fo:line-height="150%" fo:text-align="justify" style:justify-single-word="false"/>
      <style:text-properties style:font-name="Arial1" officeooo:rsid="00203a22" officeooo:paragraph-rsid="00243f1d"/>
    </style:style>
    <style:style style:name="P9" style:family="paragraph" style:parent-style-name="Standard">
      <style:paragraph-properties fo:line-height="150%" fo:text-align="justify" style:justify-single-word="false"/>
      <style:text-properties style:font-name="Arial1" officeooo:rsid="00203a22" officeooo:paragraph-rsid="002ed064"/>
    </style:style>
    <style:style style:name="P10" style:family="paragraph" style:parent-style-name="Standard">
      <style:paragraph-properties fo:line-height="150%" fo:text-align="justify" style:justify-single-word="false"/>
      <style:text-properties style:font-name="Arial1" officeooo:rsid="00216e25" officeooo:paragraph-rsid="0022441d"/>
    </style:style>
    <style:style style:name="P11" style:family="paragraph" style:parent-style-name="Standard">
      <style:paragraph-properties fo:line-height="150%" fo:text-align="justify" style:justify-single-word="false"/>
      <style:text-properties style:font-name="Arial1" officeooo:rsid="0002065b" officeooo:paragraph-rsid="0002065b"/>
    </style:style>
    <style:style style:name="P12" style:family="paragraph" style:parent-style-name="Standard">
      <style:paragraph-properties fo:line-height="150%" fo:text-align="justify" style:justify-single-word="false"/>
      <style:text-properties style:font-name="Arial1" officeooo:rsid="0002065b" officeooo:paragraph-rsid="00052485"/>
    </style:style>
    <style:style style:name="P13" style:family="paragraph" style:parent-style-name="Standard">
      <style:paragraph-properties fo:line-height="150%" fo:text-align="justify" style:justify-single-word="false"/>
      <style:text-properties style:font-name="Arial1" officeooo:rsid="0002065b" officeooo:paragraph-rsid="002ee41b"/>
    </style:style>
    <style:style style:name="P14" style:family="paragraph" style:parent-style-name="Standard">
      <style:paragraph-properties fo:line-height="150%" fo:text-align="justify" style:justify-single-word="false"/>
      <style:text-properties style:font-name="Arial1" fo:font-weight="bold" officeooo:rsid="0002065b" officeooo:paragraph-rsid="0002065b" style:font-weight-asian="bold" style:font-weight-complex="bold"/>
    </style:style>
    <style:style style:name="P15" style:family="paragraph" style:parent-style-name="Standard">
      <style:paragraph-properties fo:line-height="150%" fo:text-align="justify" style:justify-single-word="false"/>
      <style:text-properties style:font-name="Arial1" fo:font-weight="bold" officeooo:rsid="0006d19d" officeooo:paragraph-rsid="0006d19d" style:font-weight-asian="bold" style:font-weight-complex="bold"/>
    </style:style>
    <style:style style:name="P16" style:family="paragraph" style:parent-style-name="Standard">
      <style:paragraph-properties fo:line-height="150%" fo:text-align="justify" style:justify-single-word="false"/>
      <style:text-properties style:font-name="Arial1" fo:font-weight="bold" officeooo:rsid="00088e5f" officeooo:paragraph-rsid="00088e5f" style:font-weight-asian="bold" style:font-weight-complex="bold"/>
    </style:style>
    <style:style style:name="P17" style:family="paragraph" style:parent-style-name="Standard">
      <style:paragraph-properties fo:line-height="150%" fo:text-align="justify" style:justify-single-word="false"/>
      <style:text-properties style:font-name="Arial1" fo:font-weight="bold" officeooo:rsid="000a5acd" officeooo:paragraph-rsid="000a5acd" style:font-weight-asian="bold" style:font-weight-complex="bold"/>
    </style:style>
    <style:style style:name="P18" style:family="paragraph" style:parent-style-name="Standard">
      <style:paragraph-properties fo:line-height="150%" fo:text-align="justify" style:justify-single-word="false"/>
      <style:text-properties style:font-name="Arial1" officeooo:rsid="00088e5f" officeooo:paragraph-rsid="00088e5f"/>
    </style:style>
    <style:style style:name="P19" style:family="paragraph" style:parent-style-name="Standard">
      <style:paragraph-properties fo:line-height="150%" fo:text-align="justify" style:justify-single-word="false"/>
      <style:text-properties style:font-name="Arial1" officeooo:rsid="00088e5f" officeooo:paragraph-rsid="000a5acd"/>
    </style:style>
    <style:style style:name="P20" style:family="paragraph" style:parent-style-name="Standard">
      <style:paragraph-properties fo:line-height="150%" fo:text-align="justify" style:justify-single-word="false"/>
      <style:text-properties style:font-name="Arial1" officeooo:rsid="001bf6bc" officeooo:paragraph-rsid="001bf6bc"/>
    </style:style>
    <style:style style:name="P21" style:family="paragraph" style:parent-style-name="Standard">
      <style:paragraph-properties fo:line-height="150%" fo:text-align="justify" style:justify-single-word="false"/>
      <style:text-properties style:font-name="Arial1" officeooo:rsid="000d3e16" officeooo:paragraph-rsid="000d3e16"/>
    </style:style>
    <style:style style:name="P22" style:family="paragraph" style:parent-style-name="Standard">
      <style:paragraph-properties fo:line-height="150%" fo:text-align="justify" style:justify-single-word="false"/>
      <style:text-properties style:font-name="Arial1" officeooo:rsid="0018127c" officeooo:paragraph-rsid="0018127c"/>
    </style:style>
    <style:style style:name="P23" style:family="paragraph" style:parent-style-name="Standard">
      <style:paragraph-properties fo:line-height="150%" fo:text-align="justify" style:justify-single-word="false"/>
      <style:text-properties style:font-name="Arial1" officeooo:rsid="0010e120" officeooo:paragraph-rsid="0010e120"/>
    </style:style>
    <style:style style:name="P24" style:family="paragraph" style:parent-style-name="Standard">
      <style:paragraph-properties fo:line-height="150%" fo:text-align="justify" style:justify-single-word="false"/>
      <style:text-properties style:font-name="Arial1" officeooo:rsid="000a5acd" officeooo:paragraph-rsid="000a5acd"/>
    </style:style>
    <style:style style:name="P25" style:family="paragraph" style:parent-style-name="Standard">
      <style:paragraph-properties fo:line-height="150%" fo:text-align="justify" style:justify-single-word="false"/>
      <style:text-properties style:font-name="Arial1" fo:font-style="normal" fo:font-weight="normal" officeooo:rsid="000d3e16" officeooo:paragraph-rsid="000d3e16" style:font-style-asian="normal" style:font-weight-asian="normal" style:font-style-complex="normal" style:font-weight-complex="normal"/>
    </style:style>
    <style:style style:name="P26" style:family="paragraph" style:parent-style-name="Standard">
      <style:paragraph-properties fo:line-height="150%" fo:text-align="justify" style:justify-single-word="false"/>
      <style:text-properties style:font-name="Arial1" officeooo:rsid="0022441d" officeooo:paragraph-rsid="0022441d"/>
    </style:style>
    <style:style style:name="P27" style:family="paragraph" style:parent-style-name="Standard">
      <style:paragraph-properties fo:line-height="150%" fo:text-align="justify" style:justify-single-word="false"/>
      <style:text-properties style:font-name="Arial1" officeooo:rsid="00243f1d" officeooo:paragraph-rsid="00243f1d"/>
    </style:style>
    <style:style style:name="P28" style:family="paragraph" style:parent-style-name="Standard" style:list-style-name="L1">
      <style:paragraph-properties fo:line-height="150%" fo:text-align="justify" style:justify-single-word="false"/>
      <style:text-properties style:font-name="Arial1" officeooo:rsid="00243f1d" officeooo:paragraph-rsid="00243f1d"/>
    </style:style>
    <style:style style:name="P29" style:family="paragraph" style:parent-style-name="Standard">
      <style:paragraph-properties fo:line-height="150%" fo:text-align="justify" style:justify-single-word="false"/>
      <style:text-properties style:font-name="Arial1" officeooo:rsid="00256bcd" officeooo:paragraph-rsid="00256bcd"/>
    </style:style>
    <style:style style:name="P30" style:family="paragraph" style:parent-style-name="Standard">
      <style:paragraph-properties fo:line-height="150%" fo:text-align="justify" style:justify-single-word="false"/>
      <style:text-properties style:font-name="Arial1" officeooo:rsid="00256bcd" officeooo:paragraph-rsid="002ee41b"/>
    </style:style>
    <style:style style:name="P31" style:family="paragraph" style:parent-style-name="Standard">
      <style:paragraph-properties fo:line-height="150%" fo:text-align="justify" style:justify-single-word="false"/>
      <style:text-properties style:font-name="Arial1" officeooo:rsid="0028bab3" officeooo:paragraph-rsid="0028bab3"/>
    </style:style>
    <style:style style:name="P32" style:family="paragraph" style:parent-style-name="Standard">
      <style:paragraph-properties fo:line-height="150%" fo:text-align="justify" style:justify-single-word="false"/>
      <style:text-properties style:font-name="Arial1" officeooo:rsid="0028bab3" officeooo:paragraph-rsid="002e0aae"/>
    </style:style>
    <style:style style:name="P33" style:family="paragraph" style:parent-style-name="Standard">
      <style:paragraph-properties fo:line-height="150%" fo:text-align="justify" style:justify-single-word="false"/>
      <style:text-properties style:font-name="Arial1" officeooo:rsid="002ba074" officeooo:paragraph-rsid="002ba074"/>
    </style:style>
    <style:style style:name="P34" style:family="paragraph" style:parent-style-name="Standard">
      <style:paragraph-properties fo:line-height="150%" fo:text-align="justify" style:justify-single-word="false"/>
      <style:text-properties style:font-name="Arial1" officeooo:rsid="002ed064" officeooo:paragraph-rsid="002ed064"/>
    </style:style>
    <style:style style:name="P35" style:family="paragraph" style:parent-style-name="Standard">
      <style:paragraph-properties fo:line-height="150%" fo:text-align="justify" style:justify-single-word="false"/>
      <style:text-properties style:font-name="Arial1" officeooo:rsid="002ed064" officeooo:paragraph-rsid="002ee41b"/>
    </style:style>
    <style:style style:name="P36" style:family="paragraph" style:parent-style-name="Standard">
      <style:paragraph-properties fo:line-height="150%" fo:text-align="justify" style:justify-single-word="false"/>
      <style:text-properties style:font-name="Arial1" officeooo:rsid="002ed064" officeooo:paragraph-rsid="002ef076"/>
    </style:style>
    <style:style style:name="P37" style:family="paragraph" style:parent-style-name="Standard">
      <style:paragraph-properties fo:line-height="150%" fo:text-align="justify" style:justify-single-word="false"/>
      <style:text-properties style:font-name="Arial1" officeooo:rsid="002ee41b" officeooo:paragraph-rsid="002ee41b"/>
    </style:style>
    <style:style style:name="P38" style:family="paragraph" style:parent-style-name="Standard">
      <style:paragraph-properties fo:line-height="150%" fo:text-align="justify" style:justify-single-word="false"/>
      <style:text-properties fo:color="#ff3333" style:font-name="Arial1" officeooo:rsid="001a097d" officeooo:paragraph-rsid="001a097d"/>
    </style:style>
    <style:style style:name="P39" style:family="paragraph" style:parent-style-name="Standard">
      <style:paragraph-properties fo:line-height="150%" fo:text-align="justify" style:justify-single-word="false"/>
      <style:text-properties fo:color="#ff3333" style:font-name="Arial1" officeooo:rsid="001f0ba0" officeooo:paragraph-rsid="001f0ba0" fo:background-color="transparent"/>
    </style:style>
    <style:style style:name="P40" style:family="paragraph" style:parent-style-name="Standard">
      <style:paragraph-properties fo:line-height="150%" fo:text-align="justify" style:justify-single-word="false"/>
      <style:text-properties officeooo:paragraph-rsid="002d9101"/>
    </style:style>
    <style:style style:name="P41" style:family="paragraph" style:parent-style-name="Standard" style:master-page-name="">
      <style:paragraph-properties fo:line-height="150%" fo:text-align="justify" style:justify-single-word="false" style:page-number="auto"/>
      <style:text-properties style:font-name="Arial1" officeooo:rsid="0002065b" officeooo:paragraph-rsid="0002065b"/>
    </style:style>
    <style:style style:name="P42" style:family="paragraph" style:parent-style-name="Standard">
      <style:paragraph-properties fo:margin-left="3.752cm" fo:margin-right="0cm" fo:line-height="150%" fo:text-align="justify" style:justify-single-word="false" fo:text-indent="0cm" style:auto-text-indent="false"/>
      <style:text-properties style:font-name="Arial1" fo:font-style="italic" officeooo:rsid="0022441d" officeooo:paragraph-rsid="0022441d" style:font-style-asian="italic" style:font-style-complex="italic"/>
    </style:style>
    <style:style style:name="P43" style:family="paragraph" style:parent-style-name="Table_20_Contents">
      <style:paragraph-properties fo:line-height="150%" fo:text-align="justify" style:justify-single-word="false"/>
      <style:text-properties style:font-name="Arial1" fo:font-weight="bold" officeooo:rsid="0014277e" officeooo:paragraph-rsid="0014277e" style:font-weight-asian="bold" style:font-weight-complex="bold"/>
    </style:style>
    <style:style style:name="P44" style:family="paragraph" style:parent-style-name="Table_20_Contents">
      <style:paragraph-properties fo:line-height="150%" fo:text-align="justify" style:justify-single-word="false"/>
      <style:text-properties style:font-name="Arial1" officeooo:rsid="0014277e" officeooo:paragraph-rsid="0014277e"/>
    </style:style>
    <style:style style:name="T1" style:family="text">
      <style:text-properties officeooo:rsid="0002450f"/>
    </style:style>
    <style:style style:name="T2" style:family="text">
      <style:text-properties officeooo:rsid="0003edba"/>
    </style:style>
    <style:style style:name="T3" style:family="text">
      <style:text-properties officeooo:rsid="00052485"/>
    </style:style>
    <style:style style:name="T4" style:family="text">
      <style:text-properties officeooo:rsid="0006d19d"/>
    </style:style>
    <style:style style:name="T5" style:family="text">
      <style:text-properties style:font-name="Arial1" officeooo:rsid="002ba074"/>
    </style:style>
    <style:style style:name="T6" style:family="text">
      <style:text-properties style:font-name="Arial1" officeooo:rsid="002d9101"/>
    </style:style>
    <style:style style:name="T7" style:family="text">
      <style:text-properties officeooo:rsid="001f3879"/>
    </style:style>
    <style:style style:name="T8" style:family="text">
      <style:text-properties officeooo:rsid="00203a22"/>
    </style:style>
    <style:style style:name="T9" style:family="text">
      <style:text-properties fo:font-style="italic" style:font-style-asian="italic" style:font-style-complex="italic"/>
    </style:style>
    <style:style style:name="T10" style:family="text">
      <style:text-properties fo:font-style="italic" officeooo:rsid="001f3879" style:font-style-asian="italic" style:font-style-complex="italic"/>
    </style:style>
    <style:style style:name="T11" style:family="text">
      <style:text-properties fo:font-style="italic" officeooo:rsid="0022441d" style:font-style-asian="italic" style:font-style-complex="italic"/>
    </style:style>
    <style:style style:name="T12" style:family="text">
      <style:text-properties fo:font-style="italic" officeooo:rsid="00243f1d" style:font-style-asian="italic" style:font-style-complex="italic"/>
    </style:style>
    <style:style style:name="T13" style:family="text">
      <style:text-properties fo:font-style="italic" officeooo:rsid="00256bcd" style:font-style-asian="italic" style:font-style-complex="italic"/>
    </style:style>
    <style:style style:name="T14" style:family="text">
      <style:text-properties fo:font-style="italic" officeooo:rsid="002d9101" style:font-style-asian="italic" style:font-style-complex="italic"/>
    </style:style>
    <style:style style:name="T15" style:family="text">
      <style:text-properties fo:font-style="italic" officeooo:rsid="0003edba" style:font-style-asian="italic" style:font-style-complex="italic"/>
    </style:style>
    <style:style style:name="T16" style:family="text">
      <style:text-properties officeooo:rsid="00216e25"/>
    </style:style>
    <style:style style:name="T17" style:family="text">
      <style:text-properties officeooo:rsid="0022441d"/>
    </style:style>
    <style:style style:name="T18" style:family="text">
      <style:text-properties fo:font-style="normal" style:font-style-asian="normal" style:font-style-complex="normal"/>
    </style:style>
    <style:style style:name="T19" style:family="text">
      <style:text-properties fo:font-style="normal" officeooo:rsid="0022441d" style:font-style-asian="normal" style:font-style-complex="normal"/>
    </style:style>
    <style:style style:name="T20" style:family="text">
      <style:text-properties fo:font-style="normal" officeooo:rsid="00243f1d" style:font-style-asian="normal" style:font-style-complex="normal"/>
    </style:style>
    <style:style style:name="T21" style:family="text">
      <style:text-properties fo:font-style="normal" officeooo:rsid="002d9101" style:font-style-asian="normal" style:font-style-complex="normal"/>
    </style:style>
    <style:style style:name="T22" style:family="text">
      <style:text-properties officeooo:rsid="00243f1d"/>
    </style:style>
    <style:style style:name="T23" style:family="text">
      <style:text-properties officeooo:rsid="00256bcd"/>
    </style:style>
    <style:style style:name="T24" style:family="text">
      <style:text-properties fo:font-weight="bold" officeooo:rsid="00088e5f" style:font-weight-asian="bold" style:font-weight-complex="bold"/>
    </style:style>
    <style:style style:name="T25" style:family="text">
      <style:text-properties officeooo:rsid="002d9101"/>
    </style:style>
    <style:style style:name="T26" style:family="text">
      <style:text-properties officeooo:rsid="002e0aae"/>
    </style:style>
    <style:style style:name="T27" style:family="text">
      <style:text-properties officeooo:rsid="002ee41b"/>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1"/>
      <text:p text:style-name="P11">Artigo: A propaganda constrangida e sua relação com a governança da Internet e as políticas públicas</text:p>
      <text:p text:style-name="P11"/>
      <text:p text:style-name="P11"/>
      <text:p text:style-name="P11"/>
      <text:p text:style-name="P14">Introdução</text:p>
      <text:p text:style-name="P11"/>
      <text:p text:style-name="P12"><text:span text:style-name="T3">O uso de anúncios indesejados em forma de pop-up é bastante disseminado na Internet. Envolve </text:span><text:s/>a publicação de anúncios <text:span text:style-name="T1">indesejados pelo usuário, </text:span><text:s/>fora dos espaços publicitários identificados <text:span text:style-name="T3">como tal </text:span>nas páginas, <text:span text:style-name="T3">por meio</text:span> de pop-ups acionados à revelia do usuário a partir do acesso ou de cliques em links de sites que disfarçam o real conteúdo. </text:p>
      <text:p text:style-name="P12"/>
      <text:p text:style-name="P12">Essa prática faz com que os usuários sejam atingidos pelos anúncios contra a sua vontade e permite aos anunciantes <text:span text:style-name="T1">ampliar o alcance de suas ações de propaganda na Internet, ao</text:span> atingir <text:span text:style-name="T2">visitantes de websites que não são espaços de publicidade tradicional e usuários que normalmente não clicariam em seus anúncios espontaneamente. </text:span></text:p>
      <text:p text:style-name="P12"/>
      <text:p text:style-name="P12">“Propaganda constragida” <text:s/>é a denominação aqui utilizada para <text:span text:style-name="T3">um tipo especial de práticas de anúncios indesejados através de pop-ups na web. <text:s text:c="2"/>Trata-se da publicação, muitas vezes involuntária, <text:s/>de anúncios em pop-ups acionados a partir de websites com os quais as empresas anunciantes não têm interesse de associar publicamente sua imagem. </text:span></text:p>
      <text:p text:style-name="P12"/>
      <text:p text:style-name="P1">O objetivo do presente artigo é realizar uma pesquisa exploratória para caracterizar a “propaganda constrangida” <text:s/>como prática de anúncios indesejados por empresas atuantes no Brasil e refletir sobre as relações deste fenômeno com a governança da Internet e as políticas públicas. </text:p>
      <text:p text:style-name="P1"/>
      <text:p text:style-name="P1">O artigo divide-se em quatro seções, além desta introdução. Após caracterizar a “propaganda constrangida” a partir da literatura sobre anúncios indesejados na Internet e uso de pop-ups e suas relações com a governança da Internet e as políticas públicas, <text:s/><text:span text:style-name="T4">o trabalho, na seção seguinte, apresenta o método utilizado para caracterizar o uso do recurso por empresas </text:span><text:soft-page-break/><text:span text:style-name="T4">atuando no Brasil. A esta seção segue-se a de análise dos dados, mostrando os tipos de usos e usuários que emergiram da pesquisa de campo, realizada através de técnicas de inspeção estruturada de portais. Por fim, uma seção de considerações finais aponta perspectivas para aprofundamento da temática em novas pesquisas e reflete sobre os desafios colocados para a governança da Internet e as políticas públicas pela adoção da prática estudada. </text:span><text:s text:c="3"/></text:p>
      <text:p text:style-name="P12"/>
      <text:p text:style-name="P15"><text:span text:style-name="T3">A “</text:span>propaganda constrangida” <text:s/>no contexto da utilização da Internet</text:p>
      <text:p text:style-name="P1"/>
      <text:p text:style-name="P39">o que são rogue websites (RW)</text:p>
      <text:p text:style-name="P5">A expansão do uso da Internet tem a propriedade de gerar novos negócios digitais, à medida que as tecnologias a ela associadas desenvolvem-se e são adotadas. <text:s/>Um dos negócios de grande impacto que a Internet gerou estão os negócios relacionados <text:span text:style-name="T8">à publicidade</text:span> em meio digital. <text:s/>Existem vários mercado<text:span text:style-name="T8">s</text:span> de publicidade em torno das múltiplas possibilidades de uso da Internet<text:span text:style-name="T7"> (mídias sociais, portais, máquinas de busca etc)</text:span>. </text:p>
      <text:p text:style-name="P5"/>
      <text:p text:style-name="P5">Este trabalho está debruçado sobre um mercado específico: o mercado de anúncios em <text:span text:style-name="T22">um tipo específico de webistes, os </text:span><text:span text:style-name="T9">rogue </text:span><text:span text:style-name="T11">s</text:span><text:span text:style-name="T9">ites</text:span><text:span text:style-name="T20">, que serão definidos aditante. </text:span></text:p>
      <text:p text:style-name="P3"/>
      <text:p text:style-name="P8">Uma primeira forma de classificar os anúncios veículados em <text:span text:style-name="T9">websites</text:span><text:span text:style-name="T22"> é p</text:span>elo tipo de anúncio. Os anunciantes podem utilizar-se de <text:span text:style-name="T17">(a) </text:span>postagens patrocinadas em redes sociais; <text:span text:style-name="T16"><text:s/>(b) </text:span>banners e links explícitos em websites<text:span text:style-name="T17">; </text:span><text:s/>e <text:span text:style-name="T17">(c) </text:span>anúncios por meio de abertura de janelas<text:span text:style-name="T17"> ou abas </text:span>não-solicitadas no browser, <text:span text:style-name="T17">incluindo </text:span>os chamados <text:span text:style-name="T9">pop-up ads</text:span><text:span text:style-name="T11"> </text:span><text:span text:style-name="T19">(janelas ou abas que se abrem para o usuário imediatamente após seu acionamento, chamando sua atenção e permitindo, na maior parte dos casos, que o usuário as relacione à fonte) e os </text:span><text:span text:style-name="T11">pop-under ads</text:span><text:span text:style-name="T19">, cujas janelas ou abas não se apresentam de imediato ao usuário, que toma contato com o anúncio ao fechar as janelas ou abas que utilizava. Esta modalidade não permite que o usuário necessariamente identifique a fonte do anúncio, nem disputa sua atenção, uma vez que aparece apenas quando o usuário já abandonou as janelas ou abas que visitava. </text:span></text:p>
      <text:p text:style-name="P8"/>
      <text:p text:style-name="P9"><text:span text:style-name="T22">Outra forma de classificar anúncios na Internet pode ser feita empregando-se como critério a legitimidade social do </text:span><text:span text:style-name="T11">website</text:span><text:span text:style-name="T17"> que veicula o anúncio. Nesse sentido,pode-se classificá-los em: (a) </text:span><text:span text:style-name="T11">Mainstream</text:span><text:span text:style-name="T17"> </text:span><text:span text:style-name="T11">websites</text:span><text:span text:style-name="T12"> (MW) </text:span><text:span text:style-name="T20">ou websites</text:span><text:span text:style-name="T17"> convencionais, <text:s/>ou seja, aqueles que </text:span><text:soft-page-break/><text:span text:style-name="T17">oferecem serviços e conteúdos socialmente legitimados e sem restrições legais ou sociais <text:s/>e em (b) </text:span><text:span text:style-name="T11">rogue </text:span><text:span text:style-name="T12">web</text:span><text:span text:style-name="T11">sites</text:span><text:span text:style-name="T12"> (RW)</text:span><text:span text:style-name="T17">, que são aqueles cujos serviços e conteúdos ofertados possuem baixa legitimidade social, muitas vezes infringindo normas morais ou legais. Garz et al,</text:span></text:p>
      <text:p text:style-name="P34">(2015) afirmam que as receitas de publicidade são uma das maiores, senão a maior, fonte de financiamento de rogue websites que veiculam conteúdo de baixa legitimidade social.</text:p>
      <text:p text:style-name="P7"/>
      <text:p text:style-name="P26">Segundo Walters (2014), <text:span text:style-name="T9">rogue site</text:span> pode ser entendido como</text:p>
      <text:p text:style-name="P26"><text:s/></text:p>
      <text:p text:style-name="P42">A website which provides an index and search capability for torrents of infringing content, a “file locker” site which provides hosting for such material, or a “link site” which provides direct links to content on third party sites. The primary motivation for users visiting these websites is to access infringing content. These sites can all use advertising as either primary or secondary sources of income.</text:p>
      <text:p text:style-name="P10"/>
      <text:p text:style-name="P10"><text:span text:style-name="T19">Exemplos de </text:span><text:span text:style-name="T11">rogue sites</text:span><text:span text:style-name="T17"> podem ser: <text:s/>pornografia (destacando-se aqueles que oferecem ao usuário (fundamentadamente ou não) acesso a conteúdos pornográficos ilegais, como pornografia infantil, ou de práticas sexuais menos convencionais), serviços sexuais, apostas, blogs de extremistas, </text:span><text:span text:style-name="T11">websites</text:span><text:span text:style-name="T17"> de venda ilegal de medicamentos, </text:span><text:span text:style-name="T11">fakenews</text:span><text:span text:style-name="T17">, repositórios ou indicadores de acesso a material com conteúdo protegido por </text:span><text:span text:style-name="T11">copyright</text:span><text:span text:style-name="T17"> <text:s/>etc. </text:span></text:p>
      <text:p text:style-name="P26"/>
      <text:p text:style-name="P4"><text:span text:style-name="T8">Outra</text:span> classificação possível dos anúncios na Internet <text:s/><text:span text:style-name="T8">pode ser feita ao se analisar quem é o anunciante. Duas categorias podem ser identificadas: (a) Mainstream Ads (MA) ou anúncios de </text:span>empresas convencionais<text:span text:style-name="T22">,</text:span> que operam em setores que não margeiam a ilegalidade ou <text:s/>não são predominantemente considerados socialmente reprováveis,<text:span text:style-name="T8"> e (b) </text:span><text:s/>anúncios de risco (High-Risk Ads, ou HRA),<text:span text:style-name="T7"> que são aqueles que podem trazer transtornos significativos para o usuário da Internet que os acessar (Wlalters, 2015), como anúncios que funcionam como armadilhas para malware e scams, ou anúncios de </text:span><text:span text:style-name="T10">websites</text:span><text:span text:style-name="T7"> especializados em download ilegal de material com </text:span><text:span text:style-name="T10">copyright</text:span><text:span text:style-name="T7">, jogos de azar, fakenews, venda ilegal de medicamentos, serviços sexuais e pornografia. <text:s/></text:span></text:p>
      <text:p text:style-name="P3"/>
      <text:p text:style-name="P27"><text:span text:style-name="T18">Combinando-se as duas últimas categorias, podemos identificar quatro tipos de possibilidades de anúncios:</text:span></text:p>
      <text:list xml:id="list771055156186982501" text:style-name="L1">
        <text:list-item>
          <text:p text:style-name="P28"><text:soft-page-break/><text:span text:style-name="T9">Mainstream Ads</text:span><text:span text:style-name="T18"> veiculados em </text:span><text:span text:style-name="T9">mainstraim</text:span><text:span text:style-name="T18"> </text:span><text:span text:style-name="T9">websites</text:span><text:span text:style-name="T18"> <text:s/>(MA - MW)</text:span></text:p>
        </text:list-item>
        <text:list-item>
          <text:p text:style-name="P28"><text:span text:style-name="T9">High-Risk Ads</text:span><text:span text:style-name="T18"> veiculados em </text:span><text:span text:style-name="T9">rogue sites</text:span><text:span text:style-name="T18"> <text:s/>(HRA - RW)</text:span></text:p>
        </text:list-item>
        <text:list-item>
          <text:p text:style-name="P28"><text:span text:style-name="T9">High-Risk Ads</text:span><text:span text:style-name="T18"> veiculados em </text:span><text:span text:style-name="T9">mainstream websites</text:span><text:span text:style-name="T18"> <text:s/>(HRA - MW)</text:span></text:p>
        </text:list-item>
        <text:list-item>
          <text:p text:style-name="P28"><text:span text:style-name="T9">Mainstream Ads</text:span><text:span text:style-name="T18"> veiculados em </text:span><text:span text:style-name="T9">rogue sites</text:span><text:span text:style-name="T18"> (MA - RW)</text:span></text:p>
        </text:list-item>
      </text:list>
      <text:p text:style-name="P10"/>
      <text:p text:style-name="P27">A categoria (a) corresponde à publicidade legitimidade social que se encontra em portais de notícias, blogs, websites de prestação de serviços etc. e outros websites de alta legitimidade social e alta visibilidade pública. <text:s/>É um tipo de anúncio bastante previsível, quando se pensa em publicidade na Internet, e movimenta somas bilionárias em todo o mundo.</text:p>
      <text:p text:style-name="P27"/>
      <text:p text:style-name="P27">A categoria (b) contém anúncios que, de outra forma, também são bastante previsíveis. <text:s/><text:span text:style-name="T23">Faz bastante sentido imaginar que os interessados em publicar HRA não encontrarão espaço em <text:s/>websites mais convencionais, que não terão interesse em publicar seus anúncios por colocar em risco a imagem do seu negócio, ou se verem obrigadas a responder pelas práticas ilegais desses anunciantes. <text:s/>Por outro lado, parece melhor para os responsáveis pelos anúncios de alto risco publicar seus anúncios em </text:span><text:span text:style-name="T13">rogue sites</text:span><text:span text:style-name="T23"> que têm menor exposição pública mas focalizam um perfil de usuário mais próximo ao público-alvo dos negócios desses anunciantes. CITACAO</text:span></text:p>
      <text:p text:style-name="P29"/>
      <text:p text:style-name="P29">A categoria (c) é muito pouco provável, pelos motivos expostos na explicação sobre a categoria (b).</text:p>
      <text:p text:style-name="P29"/>
      <text:p text:style-name="P29">Quanto à categoria (d), à<text:span text:style-name="T25"> primeira vista</text:span> parece pouco interessante que um anunciante convencional busque um serviço de anúncios em <text:span text:style-name="T9">rogue websites</text:span><text:span text:style-name="T14"> </text:span><text:span text:style-name="T21">e ver seu anúncio diluído entre anúncios de alto risco</text:span>. <text:s/>Entretanto, diversos estudos <text:span text:style-name="T25">(Taplin, 2013a, 2013b e 2013c; <text:s/>Walters, 2014 e 2015)</text:span>. apontam a ocorrência <text:span text:style-name="T25"><text:s/>de</text:span> <text:span text:style-name="T9">Mainstream Ads</text:span> <text:s/>em <text:span text:style-name="T9">Rogue Websites</text:span> (MARW)<text:span text:style-name="T26">.</text:span> </text:p>
      <text:p text:style-name="P29"/>
      <text:p text:style-name="P30"><text:span text:style-name="T26">A existência deste fato levanta algumas hipóteses explicativas. A primeira possível explicação é a de que algumas empresas convencionais avaliem como positivo o retorno de publicar anúncios em rogue websites. Tais empresas conseguiriam alcançar determinado público-alvo com o qual não gostariam de estar vinculadas sem que tal fato gerasse grande repercussão junto ao grande público. </text:span></text:p>
      <text:p text:style-name="P13"><text:soft-page-break/><text:span text:style-name="T2">Uma vez que os anúncios aparecem em forma de </text:span><text:span text:style-name="T15">pop-up</text:span><text:span text:style-name="T2"> ou </text:span><text:span text:style-name="T15">pop-under</text:span><text:span text:style-name="T2">, a prática procura evitar danos à imagem das empresas, pois o anúncio não aparece explicitamente no </text:span><text:span text:style-name="T15">rogue website</text:span><text:span text:style-name="T2">, apenas é disparado pelo acesso do usuário a ele. <text:s/></text:span></text:p>
      <text:p text:style-name="P30"><text:span text:style-name="T26">Obviamente, é muito difícil coletar datos que confirmem a veracidade desta explicação para casos concretos. </text:span></text:p>
      <text:p text:style-name="P36">Uma segunda possível explicação <text:s/>envolve um importante ator no mercado da publicidade em websites: as redes de anúncio<text:span text:style-name="T27">s na Internet (OAN - Online Ad Networks). </text:span></text:p>
      <text:p text:style-name="P36"><text:span text:style-name="T27"><text:s/>EXPLICAR AS AD NETS</text:span></text:p>
      <text:p text:style-name="P37">As OAN são um fenônemo que se desenvolveu e contribuiu para o florescimento de <text:span text:style-name="T9">rogue websites</text:span>. <text:s/>Taplin (2013a) aponta que as OAN foram decisivas para a explosão de sites de conteúdo ilegal desde a disseminação dos sites P2P, a partir de 2001. <text:s/>Com a expansão das conexões de banda larga, esses dois fenômenos associados (OAN e <text:span text:style-name="T9">rogue websites</text:span>) tiveram novo impulso. </text:p>
      <text:p text:style-name="P35"><text:span text:style-name="T27"><text:s/></text:span></text:p>
      <text:p text:style-name="P10"/>
      <text:p text:style-name="P38"/>
      <text:p text:style-name="P1"/>
      <text:p text:style-name="P12"/>
      <text:p text:style-name="P2"/>
      <text:p text:style-name="P11"/>
      <text:p text:style-name="P18">implicações para a estratégia das empresas</text:p>
      <text:p text:style-name="P18"/>
      <text:p text:style-name="P18"/>
      <text:p text:style-name="P18"/>
      <text:p text:style-name="P18">dimensão ética</text:p>
      <text:p text:style-name="P18"/>
      <text:p text:style-name="P18"/>
      <text:p text:style-name="P29"><text:s/></text:p>
      <text:p text:style-name="P18"/>
      <text:p text:style-name="P18"/>
      <text:p text:style-name="P18"/>
      <text:p text:style-name="P18"/>
      <text:p text:style-name="P18"/>
      <text:p text:style-name="P18"><text:soft-page-break/>governança da internet </text:p>
      <text:p text:style-name="P18">Marco Civil da Internet</text:p>
      <text:p text:style-name="P18">neutralidade: fazer passar mais rápido o anúncio do que o site que se abre</text:p>
      <text:p text:style-name="P18">políticas públicas e regulação</text:p>
      <text:p text:style-name="P20"><text:span text:style-name="T24"/></text:p>
      <text:p text:style-name="P20"><text:span text:style-name="T24"/></text:p>
      <text:p text:style-name="P20"><text:span text:style-name="T24">O Método e os dados</text:span></text:p>
      <text:p text:style-name="P20">Que tipo de empresa usa?</text:p>
      <text:p text:style-name="P20">Que tipo de anúncio elas fazem nos rogue websites.</text:p>
      <text:p text:style-name="P20"/>
      <text:p text:style-name="P20">Redirecionamento e publicidade.</text:p>
      <text:p text:style-name="P20">Redirec para outro igual pq deve ser isca para pegar infratores.</text:p>
      <text:p text:style-name="P20"/>
      <text:p text:style-name="P16"/>
      <text:p text:style-name="P18"/>
      <text:p text:style-name="P21">A pergunta que esta pesquisa pretende responder é de natureza exploratória, dada a pouca disponibilidade de pesquisas sobre o tema. </text:p>
      <text:p text:style-name="P6"/>
      <text:p text:style-name="P6"/>
      <text:p text:style-name="P6">Investigar pq empresas usam esse tipo pode ser sugestão de pesquisa.</text:p>
      <text:p text:style-name="P6">Uma pergunta é isso demanda política pública e regulação?</text:p>
      <text:p text:style-name="P6">Será que alguém no Conar falaria sobre autoregulacao disto?</text:p>
      <text:p text:style-name="P6"/>
      <text:p text:style-name="P6"/>
      <text:p text:style-name="P18">A natureza do objeto de pesquisa</text:p>
      <text:p text:style-name="P18">Pesquisar a temática enfrenta alguns desafios referidos à sensibilidade do tema. <text:s/>Assim, optou-se por caracterizar o uso através da verificação de seu emprego através da verificação de sua utilização em websites hospedeiros dos pop-ups. Para tanto, foi realizada uma inspeção estruturada nesses sites.</text:p>
      <text:p text:style-name="P18"/>
      <text:p text:style-name="P18"/>
      <text:p text:style-name="P18">…</text:p>
      <text:p text:style-name="P18"/>
      <text:p text:style-name="P18"/>
      <text:p text:style-name="P18">A patir dos resultados da inspeção estruturada dos websites hospedeiros, foi possível construir uma classificação de tipos de uso do recurso da “publicidade constrangida” <text:s/>por empresas atuando no Brasil. </text:p>
      <text:p text:style-name="P18"><text:soft-page-break/></text:p>
      <text:p text:style-name="P22">A inspeção estruturada foi realizada a partir dos resultados de uma inspeção exploratória que buscou identificar situações propícias ao uso de propaganda constrangida. <text:s/>Essa inspeção exploratória consistiu de uma série de visitas a websites identificados através de pesquisas em sites de busca. As buscas utilizaram palavras-chave relacionadas a websites nos seguintes temas: compartilhamento de mídias, conteúdo sexual, venda de remédios sem receita, apostas, fofocas sobre celebridades e videogames. <text:s/>Em uma série de visitas, constatou-se uso significativo de recursos de propaganda constrangida nos dois primeiros.</text:p>
      <text:p text:style-name="P22"/>
      <text:p text:style-name="P22">Foi possível, entao, passar à fase da inspeção estruturada de websites desses dois temas.</text:p>
      <text:p text:style-name="P22"/>
      <text:p text:style-name="P22">A inspeção estruturada de portais é um método consagrado de pesquisa em conteúdo e portais e websites que pode ser definida como <text:s/>....definicao...</text:p>
      <text:p text:style-name="P22"/>
      <text:p text:style-name="P22">No presente trabalho, a inspeção estruturada buscou identificar ocorrências de uso de práticas de propaganda constrangida lançada a partir de websites nos dois temas selecionados na inspeção preliminar.</text:p>
      <text:p text:style-name="P22"/>
      <text:p text:style-name="P6"/>
      <text:p text:style-name="P6">A inspeção estruturada foi realizada a partir dos resultados de uma inspeção exploratória que buscou identificar situações propícias ao uso de propaganda constrangida. <text:s/>Essa inspeção exploratória consistiu de uma série de visitas a websites identificados através de pesquisas em sites de busca. As buscas utilizaram palavras-chave relacionadas a websites nos seguintes temas: compartilhamento de mídias, conteúdo sexual, venda de remédios sem receita, apostas, fofocas sobre celebridades e videogames. <text:s/>Em uma série de visitas, constatou-se uso significativo de recursos de propaganda constrangida nos dois primeiros.</text:p>
      <text:p text:style-name="P6"/>
      <text:p text:style-name="P6">Foi possível, entao, passar à fase da inspeção estruturada de websites desses dois temas.</text:p>
      <text:p text:style-name="P22">O algoritmo de busca teve três camadas de seleção baseada em números aleatórios. Na primeira camada, sorteou-se um resultado na página de um motor de busca acionado com combinações de palavras-chave adequadas a um dos dois temas. Na página de resultados do motor de busca clicou-se no resultado "m" aleatório, abrindo-se a página P1. <text:s/>Sobre P1 aplicou-se a segunda camada de inspeção. Nesta segunda camada, acionou-se a ligação <text:soft-page-break/>ofertada em P1 correspondente ao número aleatório "n" sorteado para a segunda camada, levando à abertura de nova página (P2), que foi então verificada para avaliação da existência ou não de propaganda constrangida, sendo classificada de acordo com a tabela xx. Como as páginas muitas vezes trazem novas ligações e formam um emaranhado, tornou-se oportuno <text:s/>verificar se o objeto da busca não se encontrava em alguma dessas ligações decorrentes. Para tal, foi adotada uma terceira camada de inspeção. Nesta, um novo número aleatório "r" correspondeu ao número máximo de novas páginas <text:s/>P+1 que seriam verificadas a partir de ligações sequenciais dá abertura dá página P2 utilizando-se ligações aleatoriamente escolhidas. . Ou seja, clicando-se na ligação "m" de P2, abria-se P3 que era verificada e, caso não apresentasse resultados de propaganda constrangida, haveria <text:s/>novo clique aleatório "m" abrindo-se P4, e assim por diante até atingir "r" repetições. Cada uma das páginas visualizadas foi classificada de acordo com a tabela xx.</text:p>
      <text:p text:style-name="P22">Os dados assim obtidos geraram duas tabelas de observação, uma para cada um dos temas selecionados. Os dados tabulados geraram informações sobre a ocorrência de propaganda constrangida e o tipo de empresa que as utiliza, e são apresentados e analisados na seção seguinte.</text:p>
      <text:p text:style-name="P22"/>
      <text:p text:style-name="P22">A coleta de dados aconteceu no período entre xxxx e abril de 2017, incluindo-e aí as atividades da pesquisa exploratória preliminar e a inspeção estruturada propriamente dita. Em alguns momentos, estás duas atividades se sobrepuseram, pois alguns resultados levavam a novas pesquisas exploratória s para verificar a necessidade de mudança das escolhas empíricas e metodológicas.</text:p>
      <text:p text:style-name="P22">A longa extensão de tempo teve duas justificativas. Em primeiro lugar, o interesse de estabelecer uma observação que contasse com um grande volume de dados e abrangesse um período razoavelmente extenso, evitando assim que a pesquisa ocorresse em um público ou vale na contratação dos serviços de propaganda constrangida pelas empresas. Em segundo lugar, a frequência relativamente pequena de ocorrência de anúncios de propaganda constrangida exigiu um maior volume de dados para permitir uma análise melhor fundamentada do fenômeno.</text:p>
      <text:p text:style-name="P22">A inspeção estruturada dos websites utilizou diferentes dispositivos, entre tablets, laptops e desktops; diferentes navegadores de internet (Chrome e Firefox), diferentes motores de busca (Google, Duck-Duck-Go, xxxxxxx) e diferentes sistemas operacionais (Windows, Linux e Mac). Não foram utilizados smartphones. As inspeções ocorreram em horários variados e <text:soft-page-break/>utilizaram duas conexões diferentes <text:s/>à internet. </text:p>
      <text:p text:style-name="P22"/>
      <text:p text:style-name="P18"/>
      <text:p text:style-name="P18"/>
      <text:p text:style-name="P23">A definição do número de visitas baseou-se na ideia de pesquisa por saturação na Internet (BRADLEY 1999). A coleta de dados ocorreu por um período longo, de vários meses, e foi reduzida e depois encerrada ao se verificar que os resultados passaram a ser bastante repetitivos, sem que aparecessem eventos de utilização de propaganda constrangida ainda não vistos anteriormente.</text:p>
      <text:p text:style-name="P23"/>
      <text:p text:style-name="P6">Os sites não são identificados para não fazer propaganda e e por questões de cpnfidencialidade. Das empresas anunciantes.</text:p>
      <text:p text:style-name="P18"/>
      <text:p text:style-name="P17">Análise dos resultados</text:p>
      <text:p text:style-name="P24"/>
      <text:p text:style-name="P24"/>
      <text:p text:style-name="P21">taxonomia da ocorrência de pop-ups</text:p>
      <text:p text:style-name="P21"/>
      <text:p text:style-name="P21">que tipo de empresas utilizam a “propaganga constrangida” ?</text:p>
      <text:p text:style-name="P21"/>
      <text:p text:style-name="P21">Que tipo de anúncio é utilizado? Taxonomia em categorias prov'aveis como promoção, institucional, oferta de produtos regulares</text:p>
      <text:p text:style-name="P21"/>
      <text:p text:style-name="P21"/>
      <text:p text:style-name="P21"/>
      <text:p text:style-name="P21">Alguns levam a fb e google. Será anúncio ou redirecionamento involuntário?</text:p>
      <text:p text:style-name="P24"/>
      <text:p text:style-name="P24"/>
      <table:table table:name="Tabela1" table:style-name="Tabela1">
        <table:table-column table:style-name="Tabela1.A"/>
        <table:table-column table:style-name="Tabela1.B"/>
        <table:table-column table:style-name="Tabela1.C"/>
        <table:table-row>
          <table:table-cell table:style-name="Tabela1.A1" office:value-type="string">
            <text:p text:style-name="P43">Setor</text:p>
          </table:table-cell>
          <table:table-cell table:style-name="Tabela1.A1" office:value-type="string">
            <text:p text:style-name="P43">Ocorrências</text:p>
          </table:table-cell>
          <table:table-cell table:style-name="Tabela1.C1" office:value-type="string">
            <text:p text:style-name="P43">%</text:p>
          </table:table-cell>
        </table:table-row>
        <table:table-row>
          <table:table-cell table:style-name="Tabela1.A2" office:value-type="string">
            <text:p text:style-name="P44">Aviação e Viagens</text:p>
          </table:table-cell>
          <table:table-cell table:style-name="Tabela1.A2" office:value-type="string">
            <text:p text:style-name="P44">13</text:p>
          </table:table-cell>
          <table:table-cell table:style-name="Tabela1.C2" office:value-type="string">
            <text:p text:style-name="P44">1,3</text:p>
          </table:table-cell>
        </table:table-row>
        <table:table-row>
          <table:table-cell table:style-name="Tabela1.A2" office:value-type="string">
            <text:p text:style-name="P44">Serviços de acesso à internet</text:p>
          </table:table-cell>
          <table:table-cell table:style-name="Tabela1.A2" office:value-type="string">
            <text:p text:style-name="P44">12</text:p>
          </table:table-cell>
          <table:table-cell table:style-name="Tabela1.C2" office:value-type="string">
            <text:p text:style-name="P44">1,2</text:p>
          </table:table-cell>
        </table:table-row>
        <table:table-row>
          <table:table-cell table:style-name="Tabela1.A2" office:value-type="string">
            <text:p text:style-name="P44">Redes sociais (página de entrada)</text:p>
          </table:table-cell>
          <table:table-cell table:style-name="Tabela1.A2" office:value-type="string">
            <text:p text:style-name="P44">6</text:p>
          </table:table-cell>
          <table:table-cell table:style-name="Tabela1.C2" office:value-type="string">
            <text:p text:style-name="P44">0,6</text:p>
          </table:table-cell>
        </table:table-row>
        <table:table-row>
          <table:table-cell table:style-name="Tabela1.A2" office:value-type="string">
            <text:p text:style-name="P44">Sites de busca (página de entrada)</text:p>
          </table:table-cell>
          <table:table-cell table:style-name="Tabela1.A2" office:value-type="string">
            <text:p text:style-name="P44">9</text:p>
          </table:table-cell>
          <table:table-cell table:style-name="Tabela1.C2" office:value-type="string">
            <text:p text:style-name="P44">0,9</text:p>
          </table:table-cell>
        </table:table-row>
        <text:soft-page-break/>
        <table:table-row>
          <table:table-cell table:style-name="Tabela1.A2" office:value-type="string">
            <text:p text:style-name="P44">Varejo on line</text:p>
          </table:table-cell>
          <table:table-cell table:style-name="Tabela1.A2" office:value-type="string">
            <text:p text:style-name="P44">21</text:p>
          </table:table-cell>
          <table:table-cell table:style-name="Tabela1.C2" office:value-type="string">
            <text:p text:style-name="P44">2,1</text:p>
          </table:table-cell>
        </table:table-row>
        <table:table-row>
          <table:table-cell table:style-name="Tabela1.A2" office:value-type="string">
            <text:p text:style-name="P44">Automóveis</text:p>
          </table:table-cell>
          <table:table-cell table:style-name="Tabela1.A2" office:value-type="string">
            <text:p text:style-name="P44">8</text:p>
          </table:table-cell>
          <table:table-cell table:style-name="Tabela1.C2" office:value-type="string">
            <text:p text:style-name="P44">0,8</text:p>
          </table:table-cell>
        </table:table-row>
        <table:table-row>
          <table:table-cell table:style-name="Tabela1.A2" office:value-type="string">
            <text:p text:style-name="P44">Buscadores de preços</text:p>
          </table:table-cell>
          <table:table-cell table:style-name="Tabela1.A2" office:value-type="string">
            <text:p text:style-name="P44">1</text:p>
          </table:table-cell>
          <table:table-cell table:style-name="Tabela1.C2" office:value-type="string">
            <text:p text:style-name="P44">0,1</text:p>
          </table:table-cell>
        </table:table-row>
        <table:table-row>
          <table:table-cell table:style-name="Tabela1.A2" office:value-type="string">
            <text:p text:style-name="P44">Computadores</text:p>
          </table:table-cell>
          <table:table-cell table:style-name="Tabela1.A2" office:value-type="string">
            <text:p text:style-name="P44">2</text:p>
          </table:table-cell>
          <table:table-cell table:style-name="Tabela1.C2" office:value-type="string">
            <text:p text:style-name="P44">0,2</text:p>
          </table:table-cell>
        </table:table-row>
        <table:table-row>
          <table:table-cell table:style-name="Tabela1.A2" office:value-type="string">
            <text:p text:style-name="P44">Total</text:p>
          </table:table-cell>
          <table:table-cell table:style-name="Tabela1.A2" office:value-type="string">
            <text:p text:style-name="P44">72</text:p>
          </table:table-cell>
          <table:table-cell table:style-name="Tabela1.C2" office:value-type="string">
            <text:p text:style-name="P44">7,2</text:p>
          </table:table-cell>
        </table:table-row>
      </table:table>
      <text:p text:style-name="P24"/>
      <text:p text:style-name="P24"/>
      <text:p text:style-name="P24"/>
      <text:p text:style-name="P24"/>
      <text:p text:style-name="P24"/>
      <text:p text:style-name="P17">Considerações finais</text:p>
      <text:p text:style-name="P25">é possívle criar perfir de anunciantes e anúncios?</text:p>
      <text:p text:style-name="P17"/>
      <text:p text:style-name="P21">Relações com a governança da Internet e as políticas públicas (será que cabe, mesmo, falar de governança?)</text:p>
      <text:p text:style-name="P21"/>
      <text:p text:style-name="P21">Agenda de pesquisas futuras</text:p>
      <text:p text:style-name="P21"><text:s text:c="2"/></text:p>
      <text:p text:style-name="P6">O problema para pesquisar este tipo de relação é que as empresas tendem a não ter interesse. Por conta disso, foi preciso combinar duas formas de levantamento de informações: a inspeção estruturada de websites e entrevistas com executivos de empresas anunciantes.</text:p>
      <text:p text:style-name="P6">‌Observou-se, na pesquisa, que 80% dos entrevistados declarou que sua empresa não faz uso desse tipo de prática. Quando questionados se poderia acontecer de fazerem-na sem seu conhecimento, por meio de redirecionamento e anúncios aleatórios, 6 desses dizem que desconheço a ocorrência, 1 disse que seria possível ocorrer mas não o monitorar e 1 disse que não acontecia. </text:p>
      <text:p text:style-name="P6">Os entrevistados não for confrontados com os resultados da inspeção, portanto não tinha acesso à informação de que a equipe de pesquisa havia detectado a prática de publicidade constrangedora.</text:p>
      <text:p text:style-name="P24"/>
      <text:p text:style-name="P17">Referências</text:p>
      <text:p text:style-name="P33">Bradley, Nigel. (1999). Sampling for Internet surveys. An examination of respondent selection <text:soft-page-break/>for Internet research. Journal of the Market Research Society; London, v41, n.4, 1999, p. 387-411. </text:p>
      <text:p text:style-name="P19"/>
      <text:p text:style-name="P34">Garz, M., Rott, A., and Wass von Czege, M. (2015), “The Online Market for Illegal Copies of Magazines: A German Case Study”, Journal of Broadcasting &amp; Electronic Media, 59(1), 169-</text:p>
      <text:p text:style-name="P34">183.</text:p>
      <text:p text:style-name="P34"/>
      <text:p text:style-name="P31">Taplin, <text:s/>J. <text:s/>(2013<text:span text:style-name="T26">a</text:span>). <text:s/>USC <text:s/>Annenberg <text:s/>Lab <text:s/>Ad <text:s/>Transparency <text:s/>Report <text:s/>– <text:s/>January. University of Southern California. <text:s text:c="2"/>Disponível em </text:p>
      <text:p text:style-name="P31">http://www.annenberglab.com/sites/default/files/uploads/USCAnnenbergLab_AdReport_Jan</text:p>
      <text:p text:style-name="P31">2013.pdf. Acesso em 9 de junho de 2016.</text:p>
      <text:p text:style-name="P31"/>
      <text:p text:style-name="P32">Taplin, <text:s/>J. <text:s/>(2013<text:span text:style-name="T26">b</text:span>). <text:s/>USC <text:s/>Annenberg <text:s/>Lab <text:s/>Ad <text:s/>Transparency <text:s/>Report <text:s/>– <text:s/><text:span text:style-name="T26">March.</text:span>. University of Southern California. <text:s text:c="2"/>Disponível em </text:p>
      <text:p text:style-name="P32">http://www.annenberglab.com/sites/default/files/uploads/USCAnnenbergLab_AdReport_<text:span text:style-name="T26">Mar</text:span></text:p>
      <text:p text:style-name="P32">2013.pdf. Acesso em 9 de junho de 2016.</text:p>
      <text:p text:style-name="P32">Taplin, <text:s/>J. <text:s/>(2013<text:span text:style-name="T26">b</text:span>). <text:s/>USC <text:s/>Annenberg <text:s/>Lab <text:s/>Ad <text:s/>Transparency <text:s/>Report <text:s/>– <text:s/><text:span text:style-name="T26">May.</text:span>. University of Southern California. <text:s text:c="2"/>Disponível em </text:p>
      <text:p text:style-name="P32">http://www.annenberglab.com/sites/default/files/uploads/USCAnnenbergLab_AdReport_<text:span text:style-name="T26">May</text:span></text:p>
      <text:p text:style-name="P32">2013.pdf. Acesso em 9 de junho de 2016.</text:p>
      <text:p text:style-name="P32"/>
      <text:p text:style-name="P33">Walters, Paul. The prevalence of high-risk &amp; mainstream advertisements targeting <text:span text:style-name="T26">C</text:span>anadians on rogue websites. University of ballarat, 2014. Disponível em <text:s/>http://ssrn.com/abstract=2389850. Acesso em 23 de novembro de 2016.</text:p>
      <text:p text:style-name="P33"/>
      <text:p text:style-name="P40"><text:span text:style-name="T5">Walters, Paul.</text:span><text:span text:style-name="T6"> (2015). A</text:span><text:span text:style-name="T5">n analysis of piracy website advertising in </text:span><text:span text:style-name="T6">B</text:span><text:span text:style-name="T5">razil and its linkages to child exploitation material</text:span><text:span text:style-name="T6">. Bangkok, ECPAT International. Disponível em http://www.ecpat.org/wp-content/uploads/2016/04/Piracy%20Website%20Advertising%20in%20Brazil_ENG.pdf. Acesso em 8 de maio de 20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20:07:03.509569000</meta:creation-date>
    <dc:date>2017-05-09T21:58:34.581627527</dc:date>
    <meta:editing-duration>P43DT11H15M32S</meta:editing-duration>
    <meta:editing-cycles>26</meta:editing-cycles>
    <meta:generator>LibreOffice/5.1.6.2$Linux_X86_64 LibreOffice_project/10m0$Build-2</meta:generator>
    <meta:document-statistic meta:table-count="1" meta:image-count="0" meta:object-count="0" meta:page-count="11" meta:paragraph-count="126" meta:word-count="2828" meta:character-count="18972" meta:non-whitespace-character-count="16148"/>
  </office:meta>
</office:document-meta>
</file>